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b04" officeooo:paragraph-rsid="00703840"/>
    </style:style>
    <style:style style:name="P2" style:family="paragraph" style:parent-style-name="Standard">
      <style:text-properties officeooo:rsid="001ffb04" officeooo:paragraph-rsid="001ffb04"/>
    </style:style>
    <style:style style:name="P3" style:family="paragraph" style:parent-style-name="Standard">
      <style:text-properties officeooo:rsid="0096996c" officeooo:paragraph-rsid="0096996c"/>
    </style:style>
    <style:style style:name="P4" style:family="paragraph" style:parent-style-name="Standard">
      <style:text-properties officeooo:rsid="00218337" officeooo:paragraph-rsid="00218337"/>
    </style:style>
    <style:style style:name="P5" style:family="paragraph" style:parent-style-name="Standard">
      <style:text-properties officeooo:rsid="00235169" officeooo:paragraph-rsid="00235169"/>
    </style:style>
    <style:style style:name="P6" style:family="paragraph" style:parent-style-name="Standard">
      <style:text-properties officeooo:rsid="00235169" officeooo:paragraph-rsid="0075accd"/>
    </style:style>
    <style:style style:name="P7" style:family="paragraph" style:parent-style-name="Standard">
      <style:text-properties officeooo:rsid="00235169" officeooo:paragraph-rsid="007d5f6f"/>
    </style:style>
    <style:style style:name="P8" style:family="paragraph" style:parent-style-name="Standard">
      <style:text-properties officeooo:rsid="00235169" officeooo:paragraph-rsid="00845e59"/>
    </style:style>
    <style:style style:name="P9" style:family="paragraph" style:parent-style-name="Standard">
      <style:text-properties officeooo:rsid="00255456" officeooo:paragraph-rsid="007d5f6f"/>
    </style:style>
    <style:style style:name="P10" style:family="paragraph" style:parent-style-name="Standard">
      <style:text-properties officeooo:rsid="00255456" officeooo:paragraph-rsid="00ab9777"/>
    </style:style>
    <style:style style:name="P11" style:family="paragraph" style:parent-style-name="Standard">
      <style:text-properties officeooo:rsid="00255456" officeooo:paragraph-rsid="0075accd"/>
    </style:style>
    <style:style style:name="P12" style:family="paragraph" style:parent-style-name="Standard">
      <style:text-properties officeooo:rsid="00270fbb" officeooo:paragraph-rsid="00270fbb"/>
    </style:style>
    <style:style style:name="P13" style:family="paragraph" style:parent-style-name="Standard">
      <style:text-properties officeooo:rsid="00270fbb" officeooo:paragraph-rsid="00a00961"/>
    </style:style>
    <style:style style:name="P14" style:family="paragraph" style:parent-style-name="Standard">
      <style:text-properties officeooo:paragraph-rsid="00270fbb"/>
    </style:style>
    <style:style style:name="P15" style:family="paragraph" style:parent-style-name="Standard">
      <style:text-properties officeooo:rsid="002a820c" officeooo:paragraph-rsid="00280a6d"/>
    </style:style>
    <style:style style:name="P16" style:family="paragraph" style:parent-style-name="Standard">
      <style:text-properties officeooo:rsid="002a820c" officeooo:paragraph-rsid="002a820c"/>
    </style:style>
    <style:style style:name="P17" style:family="paragraph" style:parent-style-name="Standard">
      <style:text-properties officeooo:rsid="002bdf41" officeooo:paragraph-rsid="00716942"/>
    </style:style>
    <style:style style:name="P18" style:family="paragraph" style:parent-style-name="Standard">
      <style:text-properties officeooo:rsid="002bdf41" officeooo:paragraph-rsid="00927c39"/>
    </style:style>
    <style:style style:name="P19" style:family="paragraph" style:parent-style-name="Standard">
      <style:text-properties officeooo:rsid="0023eb9c" officeooo:paragraph-rsid="0023eb9c"/>
    </style:style>
    <style:style style:name="P20" style:family="paragraph" style:parent-style-name="Standard">
      <style:text-properties officeooo:paragraph-rsid="00779f22"/>
    </style:style>
    <style:style style:name="P21" style:family="paragraph" style:parent-style-name="Standard">
      <style:text-properties officeooo:paragraph-rsid="0080e263"/>
    </style:style>
    <style:style style:name="P22" style:family="paragraph" style:parent-style-name="Standard">
      <style:text-properties officeooo:paragraph-rsid="00845e59"/>
    </style:style>
    <style:style style:name="P23" style:family="paragraph" style:parent-style-name="Standard">
      <style:text-properties officeooo:paragraph-rsid="008bb4cd"/>
    </style:style>
    <style:style style:name="P24" style:family="paragraph" style:parent-style-name="Standard">
      <style:text-properties officeooo:rsid="008e2d98" officeooo:paragraph-rsid="008e2d98"/>
    </style:style>
    <style:style style:name="P25" style:family="paragraph" style:parent-style-name="Standard">
      <style:text-properties officeooo:rsid="002c3947" officeooo:paragraph-rsid="002c3947"/>
    </style:style>
    <style:style style:name="P26" style:family="paragraph" style:parent-style-name="Standard">
      <style:text-properties officeooo:rsid="00a05b1e" officeooo:paragraph-rsid="00a05b1e"/>
    </style:style>
    <style:style style:name="P27" style:family="paragraph" style:parent-style-name="Standard">
      <style:text-properties officeooo:rsid="00a1c818" officeooo:paragraph-rsid="00a1c818"/>
    </style:style>
    <style:style style:name="P28" style:family="paragraph" style:parent-style-name="Standard">
      <style:text-properties officeooo:rsid="00a1c818" officeooo:paragraph-rsid="00a76f93"/>
    </style:style>
    <style:style style:name="P29" style:family="paragraph" style:parent-style-name="Standard">
      <style:text-properties officeooo:rsid="00a31cd4" officeooo:paragraph-rsid="00a31cd4"/>
    </style:style>
    <style:style style:name="P30" style:family="paragraph" style:parent-style-name="Standard">
      <style:text-properties officeooo:rsid="00a31cd4" officeooo:paragraph-rsid="00a9532a"/>
    </style:style>
    <style:style style:name="P31" style:family="paragraph" style:parent-style-name="Standard">
      <style:text-properties officeooo:paragraph-rsid="00a50e40"/>
    </style:style>
    <style:style style:name="P32" style:family="paragraph" style:parent-style-name="Standard">
      <style:text-properties officeooo:rsid="003e1df2" officeooo:paragraph-rsid="002a820c"/>
    </style:style>
    <style:style style:name="P33" style:family="paragraph" style:parent-style-name="Standard">
      <style:text-properties officeooo:rsid="00aa16d5" officeooo:paragraph-rsid="00aa16d5"/>
    </style:style>
    <style:style style:name="P34" style:family="paragraph" style:parent-style-name="Standard">
      <style:text-properties officeooo:rsid="00ab4c62" officeooo:paragraph-rsid="00ab4c62"/>
    </style:style>
    <style:style style:name="P35" style:family="paragraph" style:parent-style-name="Standard">
      <style:text-properties officeooo:rsid="00ad115b" officeooo:paragraph-rsid="00ad115b"/>
    </style:style>
    <style:style style:name="P36" style:family="paragraph" style:parent-style-name="Standard">
      <style:text-properties officeooo:rsid="00adf10a" officeooo:paragraph-rsid="00aede6c"/>
    </style:style>
    <style:style style:name="P37" style:family="paragraph" style:parent-style-name="Standard">
      <style:text-properties officeooo:rsid="00adf10a" officeooo:paragraph-rsid="00adf10a"/>
    </style:style>
    <style:style style:name="P38" style:family="paragraph" style:parent-style-name="Standard">
      <style:text-properties officeooo:rsid="00b19aa8" officeooo:paragraph-rsid="00b19aa8"/>
    </style:style>
    <style:style style:name="P39" style:family="paragraph" style:parent-style-name="Standard">
      <style:text-properties officeooo:rsid="00b19aa8" officeooo:paragraph-rsid="00b50a93"/>
    </style:style>
    <style:style style:name="P40" style:family="paragraph" style:parent-style-name="Standard">
      <style:text-properties officeooo:rsid="00b19aa8" officeooo:paragraph-rsid="00bafaf3"/>
    </style:style>
    <style:style style:name="P41" style:family="paragraph" style:parent-style-name="Standard">
      <style:text-properties officeooo:rsid="00b22d33" officeooo:paragraph-rsid="00b65094"/>
    </style:style>
    <style:style style:name="P42" style:family="paragraph" style:parent-style-name="Standard">
      <style:text-properties officeooo:rsid="00b22d33" officeooo:paragraph-rsid="00b7a93f"/>
    </style:style>
    <style:style style:name="P43" style:family="paragraph" style:parent-style-name="Standard">
      <style:text-properties officeooo:rsid="00b25888" officeooo:paragraph-rsid="00b437ad"/>
    </style:style>
    <style:style style:name="P44" style:family="paragraph" style:parent-style-name="Standard">
      <style:text-properties officeooo:rsid="00b25888" officeooo:paragraph-rsid="00b50a93"/>
    </style:style>
    <style:style style:name="P45" style:family="paragraph" style:parent-style-name="Standard">
      <style:text-properties officeooo:rsid="00b25888" officeooo:paragraph-rsid="00c9ee09"/>
    </style:style>
    <style:style style:name="P46" style:family="paragraph" style:parent-style-name="Standard">
      <style:text-properties officeooo:rsid="00bccb64" officeooo:paragraph-rsid="00bccb64"/>
    </style:style>
    <style:style style:name="P47" style:family="paragraph" style:parent-style-name="Standard">
      <style:text-properties officeooo:rsid="00be97e5" officeooo:paragraph-rsid="00be97e5"/>
    </style:style>
    <style:style style:name="P48" style:family="paragraph" style:parent-style-name="Standard">
      <style:text-properties officeooo:paragraph-rsid="00c27a5b"/>
    </style:style>
    <style:style style:name="P49" style:family="paragraph" style:parent-style-name="Standard">
      <style:text-properties officeooo:rsid="00c29164" officeooo:paragraph-rsid="00c29164"/>
    </style:style>
    <style:style style:name="P50" style:family="paragraph" style:parent-style-name="Standard">
      <style:text-properties officeooo:rsid="00c29164" officeooo:paragraph-rsid="00cb687a"/>
    </style:style>
    <style:style style:name="P51" style:family="paragraph" style:parent-style-name="Standard">
      <style:text-properties officeooo:rsid="00c47f33" officeooo:paragraph-rsid="00c47f33"/>
    </style:style>
    <style:style style:name="P52" style:family="paragraph" style:parent-style-name="Standard">
      <style:text-properties officeooo:rsid="00c47f33" officeooo:paragraph-rsid="00c66195"/>
    </style:style>
    <style:style style:name="P53" style:family="paragraph" style:parent-style-name="Standard">
      <style:text-properties officeooo:rsid="00c47f33" officeooo:paragraph-rsid="00ce7756"/>
    </style:style>
    <style:style style:name="P54" style:family="paragraph" style:parent-style-name="Standard">
      <style:text-properties officeooo:rsid="00c47f33" officeooo:paragraph-rsid="00c856a1"/>
    </style:style>
    <style:style style:name="P55" style:family="paragraph" style:parent-style-name="Standard">
      <style:text-properties officeooo:rsid="00c47f33" officeooo:paragraph-rsid="00cf03ac"/>
    </style:style>
    <style:style style:name="P56" style:family="paragraph" style:parent-style-name="Standard">
      <style:text-properties officeooo:rsid="00c47f33" officeooo:paragraph-rsid="00eb3009"/>
    </style:style>
    <style:style style:name="P57" style:family="paragraph" style:parent-style-name="Standard">
      <style:text-properties officeooo:rsid="00c47f33" officeooo:paragraph-rsid="00eb80c8"/>
    </style:style>
    <style:style style:name="P58" style:family="paragraph" style:parent-style-name="Standard">
      <style:text-properties officeooo:rsid="00c47f33" officeooo:paragraph-rsid="00ef7de5"/>
    </style:style>
    <style:style style:name="P59" style:family="paragraph" style:parent-style-name="Standard">
      <style:text-properties officeooo:rsid="00c856a1" officeooo:paragraph-rsid="00c856a1"/>
    </style:style>
    <style:style style:name="P60" style:family="paragraph" style:parent-style-name="Standard">
      <style:text-properties officeooo:rsid="00c856a1" officeooo:paragraph-rsid="00d5b4f3"/>
    </style:style>
    <style:style style:name="P61" style:family="paragraph" style:parent-style-name="Standard">
      <style:text-properties officeooo:rsid="00c856a1" officeooo:paragraph-rsid="00eb3009"/>
    </style:style>
    <style:style style:name="P62" style:family="paragraph" style:parent-style-name="Standard">
      <style:text-properties officeooo:rsid="00d61ca5" officeooo:paragraph-rsid="00d61ca5"/>
    </style:style>
    <style:style style:name="P63" style:family="paragraph" style:parent-style-name="Standard">
      <style:text-properties officeooo:rsid="00d61ca5" officeooo:paragraph-rsid="00eb3009"/>
    </style:style>
    <style:style style:name="P64" style:family="paragraph" style:parent-style-name="Standard">
      <style:text-properties officeooo:rsid="00d96b05" officeooo:paragraph-rsid="00d96b05"/>
    </style:style>
    <style:style style:name="P65" style:family="paragraph" style:parent-style-name="Standard">
      <style:text-properties officeooo:paragraph-rsid="00b437ad"/>
    </style:style>
    <style:style style:name="P66" style:family="paragraph" style:parent-style-name="Standard">
      <style:text-properties officeooo:rsid="00dc6ed6" officeooo:paragraph-rsid="00dc6ed6"/>
    </style:style>
    <style:style style:name="P67" style:family="paragraph" style:parent-style-name="Standard">
      <style:text-properties fo:color="#000000" officeooo:rsid="00e95760" officeooo:paragraph-rsid="00df8c4f"/>
    </style:style>
    <style:style style:name="P68" style:family="paragraph" style:parent-style-name="Standard">
      <style:text-properties fo:color="#000000" officeooo:rsid="00ee01a4" officeooo:paragraph-rsid="00e1c639"/>
    </style:style>
    <style:style style:name="P69" style:family="paragraph" style:parent-style-name="Standard">
      <style:text-properties fo:color="#000000" officeooo:rsid="00c29164" officeooo:paragraph-rsid="00e189fe"/>
    </style:style>
    <style:style style:name="P70" style:family="paragraph" style:parent-style-name="Standard">
      <style:text-properties fo:color="#000000" officeooo:rsid="00e265f1" officeooo:paragraph-rsid="00e265f1"/>
    </style:style>
    <style:style style:name="P71" style:family="paragraph" style:parent-style-name="Standard">
      <style:text-properties fo:color="#000000" officeooo:rsid="00e29124" officeooo:paragraph-rsid="00e29124"/>
    </style:style>
    <style:style style:name="P72" style:family="paragraph" style:parent-style-name="Standard">
      <style:text-properties fo:color="#000000" officeooo:rsid="00e5184a" officeooo:paragraph-rsid="00e5184a"/>
    </style:style>
    <style:style style:name="P73" style:family="paragraph" style:parent-style-name="Standard">
      <style:text-properties fo:color="#000000" officeooo:rsid="00e6fbc8" officeooo:paragraph-rsid="00e6fbc8"/>
    </style:style>
    <style:style style:name="P74" style:family="paragraph" style:parent-style-name="Standard">
      <style:text-properties fo:color="#000000" officeooo:rsid="00c47f33" officeooo:paragraph-rsid="00eb3009"/>
    </style:style>
    <style:style style:name="P75" style:family="paragraph" style:parent-style-name="Standard">
      <style:text-properties fo:color="#000000" officeooo:rsid="00f167a4" officeooo:paragraph-rsid="00f167a4"/>
    </style:style>
    <style:style style:name="P76" style:family="paragraph" style:parent-style-name="Standard">
      <style:text-properties fo:color="#000000" officeooo:rsid="00f167a4" officeooo:paragraph-rsid="00f288ed"/>
    </style:style>
    <style:style style:name="P77" style:family="paragraph" style:parent-style-name="Standard">
      <style:text-properties fo:color="#000000" officeooo:rsid="00f167a4" officeooo:paragraph-rsid="00f947b1"/>
    </style:style>
    <style:style style:name="P78" style:family="paragraph" style:parent-style-name="Standard">
      <style:text-properties fo:color="#000000" officeooo:rsid="00f167a4" officeooo:paragraph-rsid="00fde57b"/>
    </style:style>
    <style:style style:name="P79" style:family="paragraph" style:parent-style-name="Standard">
      <style:text-properties fo:color="#000000" officeooo:rsid="00f3bf7a" officeooo:paragraph-rsid="00f3bf7a"/>
    </style:style>
    <style:style style:name="P80" style:family="paragraph" style:parent-style-name="Standard">
      <style:text-properties fo:color="#000000" officeooo:rsid="00f4e129" officeooo:paragraph-rsid="00f4e129"/>
    </style:style>
    <style:style style:name="P81" style:family="paragraph" style:parent-style-name="Standard">
      <style:text-properties fo:color="#000000" officeooo:rsid="00f4e129" officeooo:paragraph-rsid="00f5b1f2"/>
    </style:style>
    <style:style style:name="P82" style:family="paragraph" style:parent-style-name="Standard">
      <style:text-properties fo:color="#000000" officeooo:rsid="00f74156" officeooo:paragraph-rsid="00f7c71e"/>
    </style:style>
    <style:style style:name="P83" style:family="paragraph" style:parent-style-name="Standard">
      <style:text-properties fo:color="#000000" officeooo:rsid="00fe0f04" officeooo:paragraph-rsid="00fe0f04"/>
    </style:style>
    <style:style style:name="P84" style:family="paragraph" style:parent-style-name="Standard">
      <style:text-properties fo:color="#000000" officeooo:rsid="00ffa8af" officeooo:paragraph-rsid="00ffa8af"/>
    </style:style>
    <style:style style:name="P85" style:family="paragraph" style:parent-style-name="Standard">
      <style:text-properties fo:color="#000000" officeooo:rsid="00ffa8af" officeooo:paragraph-rsid="0106197e"/>
    </style:style>
    <style:style style:name="P86" style:family="paragraph" style:parent-style-name="Standard">
      <style:text-properties fo:color="#000000" officeooo:rsid="01006619" officeooo:paragraph-rsid="01018e0a"/>
    </style:style>
    <style:style style:name="P87" style:family="paragraph" style:parent-style-name="Standard">
      <style:text-properties fo:color="#000000" officeooo:rsid="01006619" officeooo:paragraph-rsid="01067f4d"/>
    </style:style>
    <style:style style:name="P88" style:family="paragraph" style:parent-style-name="Standard">
      <style:text-properties fo:color="#000000" officeooo:rsid="01006619" officeooo:paragraph-rsid="0109f5fa"/>
    </style:style>
    <style:style style:name="P89" style:family="paragraph" style:parent-style-name="Standard">
      <style:text-properties fo:color="#000000" officeooo:rsid="01006619" officeooo:paragraph-rsid="010a81bf"/>
    </style:style>
    <style:style style:name="P90" style:family="paragraph" style:parent-style-name="Standard">
      <style:text-properties fo:color="#000000" officeooo:rsid="0106f3ef" officeooo:paragraph-rsid="0108cb61"/>
    </style:style>
    <style:style style:name="P91" style:family="paragraph" style:parent-style-name="Standard">
      <style:text-properties fo:color="#000000" officeooo:rsid="010a81bf" officeooo:paragraph-rsid="010a81bf"/>
    </style:style>
    <style:style style:name="P92" style:family="paragraph" style:parent-style-name="Standard">
      <style:text-properties fo:color="#000000" officeooo:rsid="010accbe" officeooo:paragraph-rsid="010accbe"/>
    </style:style>
    <style:style style:name="P93" style:family="paragraph" style:parent-style-name="Standard">
      <style:text-properties fo:color="#000000" officeooo:rsid="010b0cd9" officeooo:paragraph-rsid="010b0cd9"/>
    </style:style>
    <style:style style:name="P94" style:family="paragraph" style:parent-style-name="Standard">
      <style:text-properties fo:color="#000000" officeooo:rsid="010d2627" officeooo:paragraph-rsid="010d2627"/>
    </style:style>
    <style:style style:name="P95" style:family="paragraph" style:parent-style-name="Standard">
      <style:text-properties fo:color="#000000" officeooo:rsid="010d2627" officeooo:paragraph-rsid="010d2627"/>
    </style:style>
    <style:style style:name="P96" style:family="paragraph" style:parent-style-name="Standard">
      <style:text-properties fo:color="#000000" officeooo:rsid="010f5e6e" officeooo:paragraph-rsid="010f5e6e"/>
    </style:style>
    <style:style style:name="T1" style:family="text">
      <style:text-properties officeooo:rsid="00703840"/>
    </style:style>
    <style:style style:name="T2" style:family="text">
      <style:text-properties officeooo:rsid="0023eb9c"/>
    </style:style>
    <style:style style:name="T3" style:family="text">
      <style:text-properties officeooo:rsid="0025740d"/>
    </style:style>
    <style:style style:name="T4" style:family="text">
      <style:text-properties officeooo:rsid="00270fbb"/>
    </style:style>
    <style:style style:name="T5" style:family="text">
      <style:text-properties officeooo:rsid="00305156"/>
    </style:style>
    <style:style style:name="T6" style:family="text">
      <style:text-properties officeooo:rsid="00470b31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officeooo:rsid="0051b7b8" style:font-size-asian="10pt"/>
    </style:style>
    <style:style style:name="T9" style:family="text">
      <style:text-properties fo:color="#000000" style:font-name="Monospace" fo:font-size="10pt" officeooo:rsid="008f7c66" style:font-size-asian="10pt"/>
    </style:style>
    <style:style style:name="T10" style:family="text">
      <style:text-properties fo:color="#000000" style:font-name="Monospace" fo:font-size="10pt" officeooo:rsid="0090dd41" style:font-size-asian="10pt"/>
    </style:style>
    <style:style style:name="T11" style:family="text">
      <style:text-properties fo:color="#000000" officeooo:rsid="00e87ca0"/>
    </style:style>
    <style:style style:name="T12" style:family="text">
      <style:text-properties officeooo:rsid="007342a7"/>
    </style:style>
    <style:style style:name="T13" style:family="text">
      <style:text-properties officeooo:rsid="0076cdbe"/>
    </style:style>
    <style:style style:name="T14" style:family="text">
      <style:text-properties fo:color="#a31515" style:font-name="Monospace" fo:font-size="10pt" style:font-size-asian="10pt"/>
    </style:style>
    <style:style style:name="T15" style:family="text">
      <style:text-properties fo:color="#a31515" style:font-name="Monospace" fo:font-size="10pt" officeooo:rsid="0088db80" style:font-size-asian="10pt"/>
    </style:style>
    <style:style style:name="T16" style:family="text">
      <style:text-properties fo:color="#a31515" style:font-name="Monospace" fo:font-size="10pt" officeooo:rsid="00c27a5b" style:font-size-asian="10pt"/>
    </style:style>
    <style:style style:name="T17" style:family="text">
      <style:text-properties officeooo:rsid="0078fe2c"/>
    </style:style>
    <style:style style:name="T18" style:family="text">
      <style:text-properties officeooo:rsid="007d5f6f"/>
    </style:style>
    <style:style style:name="T19" style:family="text">
      <style:text-properties officeooo:rsid="007f1f50"/>
    </style:style>
    <style:style style:name="T20" style:family="text">
      <style:text-properties officeooo:rsid="00858179"/>
    </style:style>
    <style:style style:name="T21" style:family="text">
      <style:text-properties officeooo:rsid="00872e91"/>
    </style:style>
    <style:style style:name="T22" style:family="text">
      <style:text-properties officeooo:rsid="00255456"/>
    </style:style>
    <style:style style:name="T23" style:family="text">
      <style:text-properties officeooo:rsid="00927c39"/>
    </style:style>
    <style:style style:name="T24" style:family="text">
      <style:text-properties officeooo:rsid="0098f420"/>
    </style:style>
    <style:style style:name="T25" style:family="text">
      <style:text-properties officeooo:rsid="009ef0f9"/>
    </style:style>
    <style:style style:name="T26" style:family="text">
      <style:text-properties officeooo:rsid="00218337"/>
    </style:style>
    <style:style style:name="T27" style:family="text">
      <style:text-properties officeooo:rsid="00a76f93"/>
    </style:style>
    <style:style style:name="T28" style:family="text">
      <style:text-properties officeooo:rsid="00a91273"/>
    </style:style>
    <style:style style:name="T29" style:family="text">
      <style:text-properties officeooo:rsid="00a9532a"/>
    </style:style>
    <style:style style:name="T30" style:family="text">
      <style:text-properties officeooo:rsid="00ab4c62"/>
    </style:style>
    <style:style style:name="T31" style:family="text">
      <style:text-properties officeooo:rsid="00adf10a"/>
    </style:style>
    <style:style style:name="T32" style:family="text">
      <style:text-properties officeooo:rsid="002bdf41"/>
    </style:style>
    <style:style style:name="T33" style:family="text">
      <style:text-properties fo:color="#0000ff" style:font-name="Monospace" fo:font-size="10pt" style:font-size-asian="10pt"/>
    </style:style>
    <style:style style:name="T34" style:family="text">
      <style:text-properties officeooo:rsid="00b437ad"/>
    </style:style>
    <style:style style:name="T35" style:family="text">
      <style:text-properties officeooo:rsid="00b7a93f"/>
    </style:style>
    <style:style style:name="T36" style:family="text">
      <style:text-properties officeooo:rsid="00b8c3a9"/>
    </style:style>
    <style:style style:name="T37" style:family="text">
      <style:text-properties officeooo:rsid="00b98540"/>
    </style:style>
    <style:style style:name="T38" style:family="text">
      <style:text-properties officeooo:rsid="00bbac8e"/>
    </style:style>
    <style:style style:name="T39" style:family="text">
      <style:text-properties officeooo:rsid="00bc32e3"/>
    </style:style>
    <style:style style:name="T40" style:family="text">
      <style:text-properties officeooo:rsid="00bccb64"/>
    </style:style>
    <style:style style:name="T41" style:family="text">
      <style:text-properties officeooo:rsid="00c66195"/>
    </style:style>
    <style:style style:name="T42" style:family="text">
      <style:text-properties officeooo:rsid="00d0b701"/>
    </style:style>
    <style:style style:name="T43" style:family="text">
      <style:text-properties officeooo:rsid="00d18268"/>
    </style:style>
    <style:style style:name="T44" style:family="text">
      <style:text-properties officeooo:rsid="00b25888"/>
    </style:style>
    <style:style style:name="T45" style:family="text">
      <style:text-properties officeooo:rsid="00de2ce9"/>
    </style:style>
    <style:style style:name="T46" style:family="text">
      <style:text-properties officeooo:rsid="00edc8be"/>
    </style:style>
    <style:style style:name="T47" style:family="text">
      <style:text-properties officeooo:rsid="00f5e600"/>
    </style:style>
    <style:style style:name="T48" style:family="text">
      <style:text-properties officeooo:rsid="00d96b05"/>
    </style:style>
    <style:style style:name="T49" style:family="text">
      <style:text-properties officeooo:rsid="00e87ca0"/>
    </style:style>
    <style:style style:name="T50" style:family="text">
      <style:text-properties officeooo:rsid="00e94bb0"/>
    </style:style>
    <style:style style:name="T51" style:family="text">
      <style:text-properties officeooo:rsid="00eb684b"/>
    </style:style>
    <style:style style:name="T52" style:family="text">
      <style:text-properties officeooo:rsid="00ed5ea9"/>
    </style:style>
    <style:style style:name="T53" style:family="text">
      <style:text-properties officeooo:rsid="00eeb56c"/>
    </style:style>
    <style:style style:name="T54" style:family="text">
      <style:text-properties officeooo:rsid="00f3ec25"/>
    </style:style>
    <style:style style:name="T55" style:family="text">
      <style:text-properties officeooo:rsid="00f3bf7a"/>
    </style:style>
    <style:style style:name="T56" style:family="text">
      <style:text-properties officeooo:rsid="00f7c71e"/>
    </style:style>
    <style:style style:name="T57" style:family="text">
      <style:text-properties officeooo:rsid="00fa4c9c"/>
    </style:style>
    <style:style style:name="T58" style:family="text">
      <style:text-properties officeooo:rsid="00fb62ba"/>
    </style:style>
    <style:style style:name="T59" style:family="text">
      <style:text-properties officeooo:rsid="01018e0a"/>
    </style:style>
    <style:style style:name="T60" style:family="text">
      <style:text-properties officeooo:rsid="0102ee45"/>
    </style:style>
    <style:style style:name="T61" style:family="text">
      <style:text-properties officeooo:rsid="010440e9"/>
    </style:style>
    <style:style style:name="T62" style:family="text">
      <style:text-properties officeooo:rsid="01048d33"/>
    </style:style>
    <style:style style:name="T63" style:family="text">
      <style:text-properties officeooo:rsid="0106197e"/>
    </style:style>
    <style:style style:name="T64" style:family="text">
      <style:text-properties officeooo:rsid="01067f4d"/>
    </style:style>
    <style:style style:name="T65" style:family="text">
      <style:text-properties officeooo:rsid="0107f427"/>
    </style:style>
    <style:style style:name="T66" style:family="text">
      <style:text-properties officeooo:rsid="0109f5fa"/>
    </style:style>
    <style:style style:name="T67" style:family="text">
      <style:text-properties officeooo:rsid="010eeb63"/>
    </style:style>
    <style:style style:name="T68" style:family="text">
      <style:text-properties officeooo:rsid="0110c6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User Register</text:p>
      <text:p text:style-name="P25"/>
      <text:p text:style-name="P4"><text:a xlink:type="simple" xlink:href="http://localhost/sunmate/api/sunmate/userRegister">http://52.36.18.106/app/index.php/api/users/userRegister</text:a> </text:p>
      <text:p text:style-name="P31"><text:span text:style-name="T26">param: firstname, lastname , username, dob, gender (</text:span>'MALE', 'FEMALE'<text:span text:style-name="T24">), contact,email , password ,image (file type &amp; optional) </text:span></text:p>
      <text:p text:style-name="P4"/>
      <text:p text:style-name="P17"><text:span text:style-name="T12">2</text:span>.User Login</text:p>
      <text:p text:style-name="P17"><text:a xlink:type="simple" xlink:href="http://localhost/sunmate/api/sunmate/userlogin">http://52.36.18.106/app/index.php/api/users/userlogin</text:a> </text:p>
      <text:p text:style-name="P17">paran: <text:span text:style-name="T25">username</text:span>,password</text:p>
      <text:p text:style-name="P4"/>
      <text:p text:style-name="P5"><text:span text:style-name="T13">3</text:span>. User <text:span text:style-name="T2">Profile Update</text:span></text:p>
      <text:p text:style-name="P19"><text:a xlink:type="simple" xlink:href="http://localhost/sunmate/api/sunmate/userProfileUpdate">http://52.36.18.106/app/index.php/api/users/userProfileUpdate</text:a> </text:p>
      <text:p text:style-name="P10">param: <text:span text:style-name="T26">param: firstname, lastname , username, dob, gender (</text:span>'MALE', 'FEMALE'<text:span text:style-name="T24">), contact,email , password , user_id ,</text:span><text:span text:style-name="T8">auth (In Header)</text:span></text:p>
      <text:p text:style-name="P66">(Note: Check username functionality need to add)</text:p>
      <text:p text:style-name="P12"><text:span text:style-name="T13">4</text:span>. User Social Register</text:p>
      <text:p text:style-name="P12"><text:a xlink:type="simple" xlink:href="http://localhost/sunmate/api/sunmate/userSocialRegister">http://52.36.18.106/app/index.php/api/users/userSocialRegister</text:a> </text:p>
      <text:p text:style-name="P13">param: email , <text:span text:style-name="T3">firstname,lastname</text:span> ,social_login_id , social_login_type,<text:span text:style-name="T45">image</text:span></text:p>
      <text:p text:style-name="P14"><text:span text:style-name="T4">(FACEBOOK,</text:span>TWITTER,<text:span text:style-name="T6">INSTAGRAM)</text:span></text:p>
      <text:p text:style-name="P14"/>
      <text:p text:style-name="P6"><text:span text:style-name="T13">5</text:span>. User <text:span text:style-name="T13">Address Update</text:span></text:p>
      <text:p text:style-name="P20"><text:a xlink:type="simple" xlink:href="http://localhost/sunmate/api/sunmate/userProfileUpdate"><text:span text:style-name="T2">http://52.36.18.106/app/index.php/api/users/</text:span></text:a><text:span text:style-name="T14">userAddressUpdate</text:span><text:span text:style-name="T2"> </text:span></text:p>
      <text:p text:style-name="P11">param: <text:span text:style-name="T17">house , street ,city,country,postcode, <text:s/>user_id ,</text:span><text:span text:style-name="T8">auth (In Header)</text:span></text:p>
      <text:p text:style-name="P14"/>
      <text:p text:style-name="P7"><text:span text:style-name="T18">6</text:span>. <text:span text:style-name="T19">Country</text:span></text:p>
      <text:p text:style-name="P21"><text:a xlink:type="simple" xlink:href="http://localhost/sunmate/api/sunmate/userProfileUpdate"><text:span text:style-name="T2">http://52.36.18.106/app/index.php/api/users/</text:span></text:a><text:span text:style-name="T2">getCountry</text:span></text:p>
      <text:p text:style-name="P9"/>
      <text:p text:style-name="P8"><text:span text:style-name="T20">7</text:span>. User <text:span text:style-name="T21">Setting Update</text:span></text:p>
      <text:p text:style-name="P22"><text:a xlink:type="simple" xlink:href="http://localhost/sunmate/api/sunmate/userProfileUpdate"><text:span text:style-name="T2">http://52.36.18.106/app/index.php/api/users/</text:span></text:a><text:span text:style-name="T14">user</text:span><text:span text:style-name="T15">Setting</text:span><text:span text:style-name="T14">Update</text:span><text:span text:style-name="T2"> </text:span></text:p>
      <text:p text:style-name="P23"><text:span text:style-name="T22">param: </text:span>likes<text:span text:style-name="T17"> , </text:span>price_drop<text:span text:style-name="T17"> ,</text:span>offer_sale<text:span text:style-name="T17">,</text:span>follow<text:span text:style-name="T17"> <text:s/>,user_id ,</text:span><text:span text:style-name="T8">auth (In Header)</text:span></text:p>
      <text:p text:style-name="P24"><text:span text:style-name="T8">(</text:span><text:span text:style-name="T7">values will be 0 </text:span><text:span text:style-name="T9">(off)</text:span><text:span text:style-name="T7"> and 1 </text:span><text:span text:style-name="T10">(on)</text:span><text:span text:style-name="T7">)</text:span></text:p>
      <text:p text:style-name="P15"/>
      <text:p text:style-name="P18"><text:span text:style-name="T23">8</text:span>.User <text:span text:style-name="T5">Profile</text:span></text:p>
      <text:p text:style-name="P18"><text:a xlink:type="simple" xlink:href="http://localhost/sunmate/api/sunmate/userlogin">http://52.36.18.106/app/index.php/api/users/</text:a><text:span text:style-name="T5">get_profile</text:span> </text:p>
      <text:p text:style-name="P18">paran: <text:span text:style-name="T5">user_id , view_by,</text:span><text:span text:style-name="T8"> auth (In Header)</text:span></text:p>
      <text:p text:style-name="P16"/>
      <text:p text:style-name="P26">9. Check username availablity</text:p>
      <text:p text:style-name="P26"><text:a xlink:type="simple" xlink:href="http://localhost/stynite/index.php/api/users/checkUsername">http://52.36.18.106/app/index.php/api/users/checkUsername</text:a> </text:p>
      <text:p text:style-name="P26">param: username</text:p>
      <text:p text:style-name="P26"/>
      <text:p text:style-name="P27">10. Update user photo</text:p>
      <text:p text:style-name="P27"><text:a xlink:type="simple" xlink:href="http://localhost/stynite/index.php/api/users/userPhotoUpdate">http://52.36.18.106/app/index.php/api/users/userPhotoUpdate</text:a> </text:p>
      <text:p text:style-name="P29">param : user_id, image</text:p>
      <text:p text:style-name="P32"/>
      <text:p text:style-name="P28">1<text:span text:style-name="T27">1</text:span>. <text:s/>user <text:span text:style-name="T28">follow </text:span></text:p>
      <text:p text:style-name="P33"><text:a xlink:type="simple" xlink:href="http://localhost/stynite/index.php/api/users/user_follow">http://52.36.18.106/app/index.php/api/users/user_follow</text:a> </text:p>
      <text:p text:style-name="P30">param : user_id, <text:span text:style-name="T29">follow_id</text:span></text:p>
      <text:p text:style-name="P30"/>
      <text:p text:style-name="P30"><text:soft-page-break/></text:p>
      <text:p text:style-name="P34">12.Update Bio</text:p>
      <text:p text:style-name="P34"><text:a xlink:type="simple" xlink:href="http://localhost/stynite/index.php/api/users/user_bio_update">http://52.36.18.106/app/index.php/api/users/user_bio_update</text:a> </text:p>
      <text:p text:style-name="P34">param : user_id,bio</text:p>
      <text:p text:style-name="P34"/>
      <text:p text:style-name="P35">13. <text:span text:style-name="T31">GET Users (Follower and following)</text:span></text:p>
      <text:p text:style-name="P36"><text:a xlink:type="simple" xlink:href="http://localhost/stynite/index.php/api/users/user_bio_update"><text:span text:style-name="T30">http://52.36.18.106/app/</text:span></text:a><text:a xlink:type="simple" xlink:href="http://localhost/stynite/index.php/api/users/get_users_of_user">index.php/api/users/get_users_of_user</text:a> </text:p>
      <text:p text:style-name="P37"><text:span text:style-name="T32">paran: user_id, user_type(</text:span><text:span text:style-name="T33">FOLLOWER,FOLLOWING</text:span><text:span text:style-name="T5">),page,view_by</text:span></text:p>
      <text:p text:style-name="P37"/>
      <text:p text:style-name="P38">14. User post create</text:p>
      <text:p text:style-name="P38"/>
      <text:p text:style-name="P41"><text:a xlink:type="simple" xlink:href="http://localhost/stynite/index.php/api/users/user_bio_update"><text:span text:style-name="T30">http://52.36.18.106/app/</text:span></text:a><text:a xlink:type="simple" xlink:href="http://localhost/stynite/index.php/api/user_post/create_post">index.php/api/user_post/create_post</text:a> </text:p>
      <text:p text:style-name="P65"><text:span text:style-name="T44">param: user_id, post_text,image ,datetime , </text:span><text:span text:style-name="T33">tags</text:span></text:p>
      <text:p text:style-name="P43"/>
      <text:p text:style-name="P43"/>
      <text:p text:style-name="P39">1<text:span text:style-name="T36">5</text:span>. User post <text:span text:style-name="T37">edit</text:span></text:p>
      <text:p text:style-name="P39"/>
      <text:p text:style-name="P42"><text:a xlink:type="simple" xlink:href="http://localhost/stynite/index.php/api/users/user_bio_update"><text:span text:style-name="T30">http://52.36.18.106/app/</text:span></text:a><text:a xlink:type="simple" xlink:href="http://localhost/stynite/index.php/api/user_post/create_post">index.php/api/user_post/</text:a><text:a xlink:type="simple" xlink:href="http://localhost/stynite/index.php/api/user_post/create_post"><text:span text:style-name="T35">edit_post</text:span></text:a> </text:p>
      <text:p text:style-name="P45">param: <text:span text:style-name="T34">user_id, post_text,image ,post_id ,datetime</text:span></text:p>
      <text:p text:style-name="P44"/>
      <text:p text:style-name="P40">1<text:span text:style-name="T38">6</text:span>. <text:span text:style-name="T39">GET A POST</text:span></text:p>
      <text:p text:style-name="P48"><text:a xlink:type="simple" xlink:href="http://52.36.18.106/app/index.php/api/user_post/get_a_post">http://52.36.18.106/app/index.php/api/user_post/get_a_post</text:a><text:span text:style-name="T16"> </text:span><text:span text:style-name="T40"><text:s/></text:span></text:p>
      <text:p text:style-name="P46">param: post_id,<text:span text:style-name="T50">user_id</text:span></text:p>
      <text:p text:style-name="P46"/>
      <text:p text:style-name="P47">17. GET user post</text:p>
      <text:p text:style-name="P47"><text:a xlink:type="simple" xlink:href="http://localhost/stynite/index.php/api/user_post/get_user_posts">http://52.36.18.106/app/index.php/api/user_post/get_user_posts</text:a> </text:p>
      <text:p text:style-name="P47"/>
      <text:p text:style-name="P47">param: user_id,<text:span text:style-name="T60">page</text:span></text:p>
      <text:p text:style-name="P47"/>
      <text:p text:style-name="P49">18. User Post Like</text:p>
      <text:p text:style-name="P49"><text:a xlink:type="simple" xlink:href="http://localhost/stynite/index.php/api/user_post/userPostLike">http://52.36.18.106/app/index.php/api/user_post/userPostLike</text:a> </text:p>
      <text:p text:style-name="P50">param : user_id , post_id, <text:span text:style-name="T34">datetime</text:span></text:p>
      <text:p text:style-name="P49"/>
      <text:p text:style-name="P51">19. User Post Comment</text:p>
      <text:p text:style-name="P51"><text:a xlink:type="simple" xlink:href="http://localhost/stynite/index.php/api/user_post/userPostComment">http://52.36.18.106/app/index.php/api/user_post/userPostComment</text:a> </text:p>
      <text:p text:style-name="P51"/>
      <text:p text:style-name="P53">param: <text:span text:style-name="T41">user_id,post_id,comment,datetime</text:span></text:p>
      <text:p text:style-name="P52"/>
      <text:p text:style-name="P59">20. Get User feeds (Other users activity whom he follow)</text:p>
      <text:p text:style-name="P59"><text:a xlink:type="simple" xlink:href="http://localhost/stynite/index.php/api/user_post/getUsersFeeds">http://52.36.18.106/app/index.php/api/user_post/getUsersFeeds</text:a> </text:p>
      <text:p text:style-name="P54">param: <text:span text:style-name="T41">user_id,page</text:span></text:p>
      <text:p text:style-name="P54"/>
      <text:p text:style-name="P60">2<text:span text:style-name="T42">1</text:span>. Get User <text:span text:style-name="T43">own</text:span> feeds (users <text:span text:style-name="T43">own </text:span>activity)</text:p>
      <text:p text:style-name="P62"><text:a xlink:type="simple" xlink:href="http://localhost/stynite/index.php/api/user_post/getUserOwnFeeds">http://52.36.18.106/app/index.php/api/user_post/getUserOwnFeeds</text:a> </text:p>
      <text:p text:style-name="P55">param: <text:span text:style-name="T41">user_id,page</text:span></text:p>
      <text:p text:style-name="P55"/>
      <text:p text:style-name="P64">22. Shop Product by Keyword</text:p>
      <text:p text:style-name="P64"><text:a xlink:type="simple" xlink:href="http://52.36.18.106/app/index.php/api/shop_product/productByKeyword">http://52.36.18.106/app/index.php/api/shop_product/productByKeyword</text:a></text:p>
      <text:p text:style-name="P64"><text:soft-page-break/>param: keyword</text:p>
      <text:p text:style-name="P64"/>
      <text:p text:style-name="P67">3<text:span text:style-name="T46">1</text:span>. <text:span text:style-name="T47">Post Share</text:span></text:p>
      <text:p text:style-name="P68"><text:a xlink:type="simple" xlink:href="http://52.36.18.106/app/index.php/api/shop_product/productByKeyword"><text:span text:style-name="T48">http://52.36.18.106/</text:span></text:a><text:a xlink:type="simple" xlink:href="http://54.68.9.67/app/index.php/"><text:span text:style-name="T48">app/index.php/</text:span></text:a><text:a xlink:type="simple" xlink:href="http://localhost/sportshub/api/group_chat/changeGroupName"><text:span text:style-name="T48">api/</text:span></text:a><text:a xlink:type="simple" xlink:href="http://localhost/stynite/index.php/api/user_post/getUserOwnFeeds"><text:span text:style-name="T48">user_post/</text:span></text:a><text:span text:style-name="T48">share_post</text:span> </text:p>
      <text:p text:style-name="P69">param : user_id , post_id, <text:span text:style-name="T34">datetime</text:span></text:p>
      <text:p text:style-name="P69"/>
      <text:p text:style-name="P70">32.get general feeds</text:p>
      <text:p text:style-name="P70"><text:a xlink:type="simple" xlink:href="http://52.36.18.106/app/index.php/api/user_post/getGenFeeds?user_id=15&amp;page=1">http://52.36.18.106/app/index.php/api/user_post/getGenFeeds?user_id=15&amp;page=1</text:a> </text:p>
      <text:p text:style-name="P70">param : user_id,page</text:p>
      <text:p text:style-name="P70"/>
      <text:p text:style-name="P71">33. CJ Products</text:p>
      <text:p text:style-name="P71"><text:a xlink:type="simple" xlink:href="http://52.36.18.106/app/index.php/api/shop_product/productByKeywordCj?altitude=0.0&amp;lng=73.033571&amp;lat=26.2774694&amp;keyword=black">http://52.36.18.106/app/index.php/api/shop_product/productByKeywordCj?altitude=0.0&amp;lng=73.033571&amp;lat=26.2774694&amp;keyword=black</text:a></text:p>
      <text:p text:style-name="P71"/>
      <text:p text:style-name="P71">param : lat , lng , keyword</text:p>
      <text:p text:style-name="P71"/>
      <text:p text:style-name="P72">34.amazon</text:p>
      <text:p text:style-name="P72"><text:a xlink:type="simple" xlink:href="http://52.36.18.106/app/index.php/api/shop_product/productByKeywordAmazon?altitude=0.0&amp;lng=73.033571&amp;lat=26.2774694&amp;keyword=black">http://52.36.18.106/app/index.php/api/shop_product/productByKeywordAmazon?lng=73.033571&amp;lat=26.2774694&amp;keyword=black</text:a> </text:p>
      <text:p text:style-name="P72">param: <text:span text:style-name="T54">lat, lng,keyword</text:span></text:p>
      <text:p text:style-name="P71"/>
      <text:p text:style-name="P73">35. Get Feeds v2</text:p>
      <text:p text:style-name="P73"><text:a xlink:type="simple" xlink:href="http://52.36.18.106/app/index.php/api/user_post/getGenFeeds_v2?user_id=15&amp;last_record=0">http://52.36.18.106/app/index.php/api/user_post/getGenFeeds_v2?user_id=15&amp;last_record=0</text:a> </text:p>
      <text:p text:style-name="P73">param: <text:span text:style-name="T49">user_id,last_record</text:span></text:p>
      <text:p text:style-name="P73"/>
      <text:p text:style-name="P61"><text:span text:style-name="T51">36</text:span>. Get User feeds (Other users activity whom he follow)</text:p>
      <text:p text:style-name="P61"><text:a xlink:type="simple" xlink:href="http://localhost/stynite/index.php/api/user_post/getUsersFeeds">http://52.36.18.106/app/index.php/api/user_post/getUsersFeeds</text:a>_<text:span text:style-name="T52">v2</text:span> </text:p>
      <text:p text:style-name="P57">param: <text:span text:style-name="T41">user_id,</text:span><text:span text:style-name="T11">last_record</text:span></text:p>
      <text:p text:style-name="P56"/>
      <text:p text:style-name="P61"><text:span text:style-name="T51">37</text:span>. Get User <text:span text:style-name="T43">own</text:span> feeds (users <text:span text:style-name="T43">own </text:span>activity)</text:p>
      <text:p text:style-name="P63"><text:a xlink:type="simple" xlink:href="http://localhost/stynite/index.php/api/user_post/getUserOwnFeeds">http://52.36.18.106/app/index.php/api/user_post/getUserOwnFeeds</text:a>_<text:span text:style-name="T53">v2</text:span> </text:p>
      <text:p text:style-name="P58">param: <text:span text:style-name="T41">user_id,</text:span><text:span text:style-name="T11">last_record</text:span></text:p>
      <text:p text:style-name="P74"/>
      <text:p text:style-name="P75">38. Get Trends</text:p>
      <text:p text:style-name="P75"><text:a xlink:type="simple" xlink:href="http://52.36.18.106/app/index.php/api/user_post/getTrends?user_id=1&amp;page=1">http://52.36.18.106/app/index.php/api/user_post/getTrends?user_id=1&amp;page=1</text:a> </text:p>
      <text:p text:style-name="P76">param: <text:span text:style-name="T41">user_id,page</text:span></text:p>
      <text:p text:style-name="P76"/>
      <text:p text:style-name="P79">39. Shop api advance</text:p>
      <text:p text:style-name="P79"><text:a xlink:type="simple" xlink:href="http://52.36.18.106/app/index.php/api/shop_product/productSearchAdvance">http://52.36.18.106/app/index.php/api/shop_product/productSearchAdvance</text:a> </text:p>
      <text:p text:style-name="P79">keyword:t-shirt</text:p>
      <text:p text:style-name="P79">category:cloth</text:p>
      <text:p text:style-name="P79">gender:man</text:p>
      <text:p text:style-name="P79">brand:nike</text:p>
      <text:p text:style-name="P79">color:blue</text:p>
      <text:p text:style-name="P79">maxprice:1000000</text:p>
      <text:p text:style-name="P79">minprice:1000</text:p>
      <text:p text:style-name="P79">store:amazon</text:p>
      <text:p text:style-name="P79">page:1 </text:p>
      <text:p text:style-name="P79"><text:soft-page-break/></text:p>
      <text:p text:style-name="P81">40. Get shop product feed:<text:line-break/><text:a xlink:type="simple" xlink:href="http://52.36.18.106/app/index.php/api/user_post/getShopFeeds"><text:span text:style-name="T55">http://52.36.18.106/app/index.php/</text:span></text:a><text:a xlink:type="simple" xlink:href="http://52.36.18.106/app/index.php/api/user_post/getShopFeeds">api/user_post/getShopFeeds</text:a></text:p>
      <text:p text:style-name="P82">param: <text:span text:style-name="T56">user_id , <text:s/>keyword</text:span></text:p>
      <text:p text:style-name="P80"/>
      <text:p text:style-name="P77"><text:span text:style-name="T57">41</text:span>. Get Trends <text:span text:style-name="T58">by keyword</text:span></text:p>
      <text:p text:style-name="P83"><text:a xlink:type="simple" xlink:href="http://52.36.18.106/app/index.php/api/user_post/getTrendByKeyword">http://52.36.18.106/app/index.php/api/user_post/getTrendByKeyword</text:a><text:span text:style-name="T14"> </text:span></text:p>
      <text:p text:style-name="P78">param: <text:span text:style-name="T41">user_id,page,keyword</text:span></text:p>
      <text:p text:style-name="P78"/>
      <text:p text:style-name="P84">42. Get user liked post:<text:line-break/><text:a xlink:type="simple" xlink:href="http://52.36.18.106/app/index.php/api/user_post/getUserLikedPosts">http://52.36.18.106/app/index.php/api/user_post/getUserLikedPosts</text:a></text:p>
      <text:p text:style-name="P86">param: user_id, view_by,<text:span text:style-name="T59">page</text:span></text:p>
      <text:p text:style-name="P86"/>
      <text:p text:style-name="P85">4<text:span text:style-name="T61">3</text:span>. <text:span text:style-name="T62">Device Register</text:span>:<text:line-break/><text:a xlink:type="simple" xlink:href="http://52.36.18.106/app/index.php/api/device/register"><text:span text:style-name="T63">http://52.36.18.106/app/index.php/api/device/register</text:span></text:a><text:span text:style-name="T63"> </text:span></text:p>
      <text:p text:style-name="P87">param: <text:span text:style-name="T64">device_model, device_platfrom, uuid, device_token, device_type, is_debug</text:span></text:p>
      <text:p text:style-name="P87"/>
      <text:p text:style-name="P90">44.<text:span text:style-name="T65">User Device Register:<text:line-break/></text:span><text:a xlink:type="simple" xlink:href="http://52.36.18.106/app/index.php/api/device/userDevice"><text:span text:style-name="T65">http://52.36.18.106/app/index.php/api/device/userDevice</text:span></text:a><text:span text:style-name="T65"> </text:span></text:p>
      <text:p text:style-name="P88">param: <text:span text:style-name="T66">user_id , uuid</text:span></text:p>
      <text:p text:style-name="P88"/>
      <text:p text:style-name="P91">45. User Logout</text:p>
      <text:p text:style-name="P91"><text:a xlink:type="simple" xlink:href="http://52.36.18.106/app/index.php/api/users/userLogout">http://52.36.18.106/app/index.php/api/users/userLogout</text:a> </text:p>
      <text:p text:style-name="P89">param: <text:span text:style-name="T66">user_id</text:span></text:p>
      <text:p text:style-name="P89"/>
      <text:p text:style-name="P92">46. Forget password</text:p>
      <text:p text:style-name="P92"><text:a xlink:type="simple" xlink:href="http://52.36.18.106/app/index.php/api/users/forget_password">http://52.36.18.106/app/index.php/api/users/forget_password</text:a> </text:p>
      <text:p text:style-name="P92">param:email</text:p>
      <text:p text:style-name="P92"/>
      <text:p text:style-name="P93">47. Get stynite retailer list </text:p>
      <text:p text:style-name="P93"><text:a xlink:type="simple" xlink:href="http://52.36.18.106/app/index.php/api/shop_product/getStyniteRetailers">http://52.36.18.106/app/index.php/api/shop_product/getStyniteRetailers</text:a> </text:p>
      <text:p text:style-name="P93"/>
      <text:p text:style-name="P94">48.Get Recommendation Product</text:p>
      <text:p text:style-name="P94"><text:a xlink:type="simple" xlink:href="http://52.36.18.106/app_dev/index.php/api/shop_product/getRecommendation">http://52.36.18.106/app_dev/index.php/api/shop_product/getRecommendation</text:a> </text:p>
      <text:p text:style-name="P94"><text:span text:style-name="T67">param: </text:span>user_id</text:p>
      <text:p text:style-name="P94"/>
      <text:p text:style-name="P96">49. <text:span text:style-name="T68">upload camfind file</text:span></text:p>
      <text:p text:style-name="P96"><text:a xlink:type="simple" xlink:href="http://52.36.18.106/app_dev/index.php/api/shop_product/photo_upload">http://52.36.18.106/app_dev/index.php/api/shop_product/photo_upload</text:a> </text:p>
      <text:p text:style-name="P96">image filepa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ffb04" officeooo:paragraph-rsid="00703840"/>
    </style:style>
    <style:style style:name="MP2" style:family="paragraph" style:parent-style-name="Standard">
      <style:text-properties officeooo:rsid="0096996c" officeooo:paragraph-rsid="0096996c"/>
    </style:style>
    <style:style style:name="MT1" style:family="text">
      <style:text-properties officeooo:rsid="00703840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ynite </text:span>Api</text:p>
        <text:p text:style-name="MP2"><text:a xlink:type="simple" xlink:href="https://www.dropbox.com/sh/hmmpnkot0hip67h/AADlw4-0axAgoiGpAV8D-SMYa/wetransfer-876730">https://www.dropbox.com/sh/hmmpnkot0hip67h/AADlw4-0axAgoiGpAV8D-SMYa/wetransfer-876730</text:a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4:54:08.844441180</meta:creation-date>
    <meta:generator>LibreOffice/4.2.8.2$Linux_X86_64 LibreOffice_project/420m0$Build-2</meta:generator>
    <dc:date>2017-01-11T16:36:31.253286115</dc:date>
    <meta:editing-duration>P1DT18H13M32S</meta:editing-duration>
    <meta:editing-cycles>237</meta:editing-cycles>
    <meta:document-statistic meta:table-count="0" meta:image-count="0" meta:object-count="0" meta:page-count="4" meta:paragraph-count="130" meta:word-count="405" meta:character-count="5336" meta:non-whitespace-character-count="5015"/>
  </office:meta>
</office:document-meta>
</file>